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7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2.852cm"/>
    </style:style>
    <style:style style:name="co6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4"/>
    <style:style style:name="ce33" style:family="table-cell" style:parent-style-name="Default" style:data-style-name="N4"/>
    <style:style style:name="ce2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" style:family="table-cell" style:parent-style-name="Default">
      <style:table-cell-properties fo:border-bottom="none" fo:background-color="#eeeee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ackground-color="#eeeeee" fo:border-left="0.74pt solid #000000" fo:border-right="none" fo:border-top="none"/>
    </style:style>
    <style:style style:name="ce10" style:family="table-cell" style:parent-style-name="Pivot_20_Table_20_Category" style:data-style-name="N0">
      <style:table-cell-properties fo:background-color="#cccccc" fo:border="0.74pt solid #000000"/>
    </style:style>
    <style:style style:name="ce11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12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13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14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5" style:family="table-cell" style:parent-style-name="Default">
      <style:table-cell-properties fo:border-bottom="none" fo:background-color="#eeeeee" fo:border-left="none" fo:border-right="none" fo:border-top="0.74pt solid #000000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20" style:family="table-cell" style:parent-style-name="Pivot_20_Table_20_Value" style:data-style-name="N2">
      <style:table-cell-properties fo:background-color="#eeeeee"/>
    </style:style>
    <style:style style:name="ce2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22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23" style:family="table-cell" style:parent-style-name="Default" style:data-style-name="N2">
      <style:table-cell-properties fo:border-bottom="none" fo:background-color="#eeeeee" fo:border-left="none" fo:border-right="0.74pt solid #000000" fo:border-top="0.74pt solid #000000"/>
    </style:style>
    <style:style style:name="ce24" style:family="table-cell" style:parent-style-name="Default" style:data-style-name="N2">
      <style:table-cell-properties fo:border-bottom="none" fo:background-color="#eeeeee" fo:border-left="none" fo:border-right="0.74pt solid #000000" fo:border-top="none"/>
    </style:style>
    <style:style style:name="ce25" style:family="table-cell" style:parent-style-name="Default" style:data-style-name="N2">
      <style:table-cell-properties fo:border-bottom="0.74pt solid #000000" fo:background-color="#eeeeee" fo:border-left="none" fo:border-right="0.74pt solid #000000" fo:border-top="none"/>
    </style:style>
    <style:style style:name="ce26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27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28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29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30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31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L_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33"/>
        <table:table-row table:style-name="ro1">
          <table:table-cell table:number-columns-repeated="12"/>
          <table:table-cell office:value-type="string" calcext:value-type="string">
            <text:p>Medias</text:p>
          </table:table-cell>
        </table:table-row>
        <table:table-row table:style-name="ro1" table:visibility="filter">
          <table:table-cell office:value-type="string" calcext:value-type="string">
            <text:p>Alg_2_14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7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65" calcext:value-type="float">
            <text:p>257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43" calcext:value-type="float">
            <text:p>257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69" calcext:value-type="float">
            <text:p>257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88" calcext:value-type="float">
            <text:p>259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84" calcext:value-type="float">
            <text:p>257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6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6.92" calcext:value-type="float">
            <text:p>256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7" calcext:value-type="float">
            <text:p>258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94" calcext:value-type="float">
            <text:p>259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89" calcext:value-type="float">
            <text:p>259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54" calcext:value-type="float">
            <text:p>261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04" calcext:value-type="float">
            <text:p>269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77" calcext:value-type="float">
            <text:p>258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:.J35])" office:value-type="float" office:value="259.6075" calcext:value-type="float">
            <text:p>259,6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41" calcext:value-type="float">
            <text:p>260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79" calcext:value-type="float">
            <text:p>259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34" calcext:value-type="float">
            <text:p>259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67" calcext:value-type="float">
            <text:p>258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9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9.1" calcext:value-type="float">
            <text:p>259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78" calcext:value-type="float">
            <text:p>257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57" calcext:value-type="float">
            <text:p>263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77" calcext:value-type="float">
            <text:p>261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3" calcext:value-type="float">
            <text:p>261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19" calcext:value-type="float">
            <text:p>258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8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8.77" calcext:value-type="float">
            <text:p>258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74" calcext:value-type="float">
            <text:p>261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8:.J71])" office:value-type="float" office:value="260.035833333333" calcext:value-type="float">
            <text:p>260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18" calcext:value-type="float">
            <text:p>262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2" calcext:value-type="float">
            <text:p>262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5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5.57" calcext:value-type="float">
            <text:p>265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0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0.25" calcext:value-type="float">
            <text:p>260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92" calcext:value-type="float">
            <text:p>262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4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4.01" calcext:value-type="float">
            <text:p>264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3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3.81" calcext:value-type="float">
            <text:p>263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51" calcext:value-type="float">
            <text:p>261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1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1.27" calcext:value-type="float">
            <text:p>261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18" calcext:value-type="float">
            <text:p>262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8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83" calcext:value-type="float">
            <text:p>262,8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2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2.88" calcext:value-type="float">
            <text:p>262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4:.J107])" office:value-type="float" office:value="262.634166666667" calcext:value-type="float">
            <text:p>262,6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94" calcext:value-type="float">
            <text:p>270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8.1" calcext:value-type="float">
            <text:p>268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6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69.5" calcext:value-type="float">
            <text:p>269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67" calcext:value-type="float">
            <text:p>270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12" calcext:value-type="float">
            <text:p>272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34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3.4" calcext:value-type="float">
            <text:p>273,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44" calcext:value-type="float">
            <text:p>272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4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4.26" calcext:value-type="float">
            <text:p>274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4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4.23" calcext:value-type="float">
            <text:p>274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21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2.13" calcext:value-type="float">
            <text:p>272,1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1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1.74" calcext:value-type="float">
            <text:p>271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70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70.77" calcext:value-type="float">
            <text:p>270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0:.J143])" office:value-type="float" office:value="271.691666666667" calcext:value-type="float">
            <text:p>271,6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19" calcext:value-type="float">
            <text:p>251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47" calcext:value-type="float">
            <text:p>241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23" calcext:value-type="float">
            <text:p>241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15" calcext:value-type="float">
            <text:p>242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65" calcext:value-type="float">
            <text:p>243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5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5.63" calcext:value-type="float">
            <text:p>245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32" calcext:value-type="float">
            <text:p>242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48" calcext:value-type="float">
            <text:p>242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54" calcext:value-type="float">
            <text:p>246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01" calcext:value-type="float">
            <text:p>241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9.46" calcext:value-type="float">
            <text:p>239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15" calcext:value-type="float">
            <text:p>241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46:.J179])" office:value-type="float" office:value="243.19" calcext:value-type="float">
            <text:p>243,1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89" calcext:value-type="float">
            <text:p>250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8" calcext:value-type="float">
            <text:p>242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16" calcext:value-type="float">
            <text:p>243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0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0.39" calcext:value-type="float">
            <text:p>240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19" calcext:value-type="float">
            <text:p>251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63" calcext:value-type="float">
            <text:p>250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1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1.71" calcext:value-type="float">
            <text:p>241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18" calcext:value-type="float">
            <text:p>251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47" calcext:value-type="float">
            <text:p>244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1" calcext:value-type="float">
            <text:p>250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1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1.16" calcext:value-type="float">
            <text:p>251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82:.J215])" office:value-type="float" office:value="246.723333333333" calcext:value-type="float">
            <text:p>246,7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35" calcext:value-type="float">
            <text:p>249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2.15" calcext:value-type="float">
            <text:p>242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3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3.08" calcext:value-type="float">
            <text:p>243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38" calcext:value-type="float">
            <text:p>250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3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3.46" calcext:value-type="float">
            <text:p>253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55" calcext:value-type="float">
            <text:p>250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71" calcext:value-type="float">
            <text:p>252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42" calcext:value-type="float">
            <text:p>248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2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2.5" calcext:value-type="float">
            <text:p>252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72" calcext:value-type="float">
            <text:p>248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64" calcext:value-type="float">
            <text:p>250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34" calcext:value-type="float">
            <text:p>247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18:.J251])" office:value-type="float" office:value="249.108333333333" calcext:value-type="float">
            <text:p>249,1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45" calcext:value-type="float">
            <text:p>247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0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0.74" calcext:value-type="float">
            <text:p>250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7.99" calcext:value-type="float">
            <text:p>257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4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4.69" calcext:value-type="float">
            <text:p>244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1" calcext:value-type="float">
            <text:p>248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7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7.46" calcext:value-type="float">
            <text:p>247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05" calcext:value-type="float">
            <text:p>249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8.11" calcext:value-type="float">
            <text:p>248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32" calcext:value-type="float">
            <text:p>246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54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54.42" calcext:value-type="float">
            <text:p>254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6.36" calcext:value-type="float">
            <text:p>246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49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49.85" calcext:value-type="float">
            <text:p>249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54:.J287])" office:value-type="float" office:value="249.211666666667" calcext:value-type="float">
            <text:p>249,2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41" calcext:value-type="float">
            <text:p>216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4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4.51" calcext:value-type="float">
            <text:p>214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86" calcext:value-type="float">
            <text:p>218,8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97" calcext:value-type="float">
            <text:p>217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68" calcext:value-type="float">
            <text:p>219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28" calcext:value-type="float">
            <text:p>219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01" calcext:value-type="float">
            <text:p>219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29" calcext:value-type="float">
            <text:p>219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1" calcext:value-type="float">
            <text:p>218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96" calcext:value-type="float">
            <text:p>217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45" calcext:value-type="float">
            <text:p>219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24" calcext:value-type="float">
            <text:p>219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290:.J323])" office:value-type="float" office:value="218.313333333333" calcext:value-type="float">
            <text:p>218,3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94" calcext:value-type="float">
            <text:p>223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34" calcext:value-type="float">
            <text:p>219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51" calcext:value-type="float">
            <text:p>219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16" calcext:value-type="float">
            <text:p>219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66" calcext:value-type="float">
            <text:p>216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6" calcext:value-type="float">
            <text:p>217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03" calcext:value-type="float">
            <text:p>220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6.14" calcext:value-type="float">
            <text:p>216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45" calcext:value-type="float">
            <text:p>217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8" calcext:value-type="float">
            <text:p>218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11" calcext:value-type="float">
            <text:p>220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02" calcext:value-type="float">
            <text:p>218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26:.J359])" office:value-type="float" office:value="218.896666666667" calcext:value-type="float">
            <text:p>218,9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24" calcext:value-type="float">
            <text:p>218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8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8.38" calcext:value-type="float">
            <text:p>218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15" calcext:value-type="float">
            <text:p>220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5" calcext:value-type="float">
            <text:p>217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72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7.24" calcext:value-type="float">
            <text:p>217,2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19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19.65" calcext:value-type="float">
            <text:p>219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35" calcext:value-type="float">
            <text:p>222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54" calcext:value-type="float">
            <text:p>222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42" calcext:value-type="float">
            <text:p>221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45" calcext:value-type="float">
            <text:p>220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21" calcext:value-type="float">
            <text:p>220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0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0.01" calcext:value-type="float">
            <text:p>220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62:.J395])" office:value-type="float" office:value="219.845" calcext:value-type="float">
            <text:p>219,8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15" calcext:value-type="float">
            <text:p>224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64" calcext:value-type="float">
            <text:p>223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5.53" calcext:value-type="float">
            <text:p>225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09" calcext:value-type="float">
            <text:p>224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76" calcext:value-type="float">
            <text:p>224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3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3.77" calcext:value-type="float">
            <text:p>223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1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1.89" calcext:value-type="float">
            <text:p>221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98" calcext:value-type="float">
            <text:p>234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4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4.11" calcext:value-type="float">
            <text:p>224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2.46" calcext:value-type="float">
            <text:p>222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67" calcext:value-type="float">
            <text:p>228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8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8.57" calcext:value-type="float">
            <text:p>228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398:.J431])" office:value-type="float" office:value="225.551666666667" calcext:value-type="float">
            <text:p>225,5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6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63" calcext:value-type="float">
            <text:p>198,6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59" calcext:value-type="float">
            <text:p>197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55" calcext:value-type="float">
            <text:p>198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35" calcext:value-type="float">
            <text:p>197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74" calcext:value-type="float">
            <text:p>198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64" calcext:value-type="float">
            <text:p>197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4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4.47" calcext:value-type="float">
            <text:p>194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32" calcext:value-type="float">
            <text:p>198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15" calcext:value-type="float">
            <text:p>202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17" calcext:value-type="float">
            <text:p>202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91" calcext:value-type="float">
            <text:p>201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44" calcext:value-type="float">
            <text:p>200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434:.J467])" office:value-type="float" office:value="198.996666666667" calcext:value-type="float">
            <text:p>199,0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72" calcext:value-type="float">
            <text:p>201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71" calcext:value-type="float">
            <text:p>200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82" calcext:value-type="float">
            <text:p>201,8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93" calcext:value-type="float">
            <text:p>200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79" calcext:value-type="float">
            <text:p>200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8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81" calcext:value-type="float">
            <text:p>200,8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6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61" calcext:value-type="float">
            <text:p>201,6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76" calcext:value-type="float">
            <text:p>199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02" calcext:value-type="float">
            <text:p>200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48" calcext:value-type="float">
            <text:p>201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05" calcext:value-type="float">
            <text:p>196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95" calcext:value-type="float">
            <text:p>197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470:.J503])" office:value-type="float" office:value="200.304166666667" calcext:value-type="float">
            <text:p>200,3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07" calcext:value-type="float">
            <text:p>198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14" calcext:value-type="float">
            <text:p>196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6" calcext:value-type="float">
            <text:p>195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42" calcext:value-type="float">
            <text:p>195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31" calcext:value-type="float">
            <text:p>199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5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5.41" calcext:value-type="float">
            <text:p>195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01" calcext:value-type="float">
            <text:p>196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84" calcext:value-type="float">
            <text:p>197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7.2" calcext:value-type="float">
            <text:p>197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6.55" calcext:value-type="float">
            <text:p>196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0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0.58" calcext:value-type="float">
            <text:p>200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83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8.35" calcext:value-type="float">
            <text:p>198,3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06:.J539])" office:value-type="float" office:value="197.206666666667" calcext:value-type="float">
            <text:p>197,2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99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99.53" calcext:value-type="float">
            <text:p>199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99" calcext:value-type="float">
            <text:p>201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6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6.48" calcext:value-type="float">
            <text:p>206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71" calcext:value-type="float">
            <text:p>204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64" calcext:value-type="float">
            <text:p>204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2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2.55" calcext:value-type="float">
            <text:p>202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77" calcext:value-type="float">
            <text:p>201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4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4.79" calcext:value-type="float">
            <text:p>204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0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06" calcext:value-type="float">
            <text:p>203,0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3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3.36" calcext:value-type="float">
            <text:p>203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96" calcext:value-type="float">
            <text:p>201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4 Max_FPS</text:p>
          </table:table-cell>
          <table:table-cell office:value-type="string" calcext:value-type="string">
            <text:p><text:s/>5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01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01.68" calcext:value-type="float">
            <text:p>201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42:.J575])" office:value-type="float" office:value="203.043333333333" calcext:value-type="float">
            <text:p>203,04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32" calcext:value-type="float">
            <text:p>180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99" calcext:value-type="float">
            <text:p>178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75" calcext:value-type="float">
            <text:p>179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8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8.93" calcext:value-type="float">
            <text:p>188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03" calcext:value-type="float">
            <text:p>171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49" calcext:value-type="float">
            <text:p>171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5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5.6" calcext:value-type="float">
            <text:p>175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21" calcext:value-type="float">
            <text:p>171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93" calcext:value-type="float">
            <text:p>171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3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31" calcext:value-type="float">
            <text:p>170,3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04" calcext:value-type="float">
            <text:p>170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96" calcext:value-type="float">
            <text:p>171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578:.J611])" office:value-type="float" office:value="175.13" calcext:value-type="float">
            <text:p>175,1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09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0.92" calcext:value-type="float">
            <text:p>170,9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42" calcext:value-type="float">
            <text:p>172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44" calcext:value-type="float">
            <text:p>172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4" calcext:value-type="float">
            <text:p>172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87" calcext:value-type="float">
            <text:p>172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15" calcext:value-type="float">
            <text:p>172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8" calcext:value-type="float">
            <text:p>171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9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93" calcext:value-type="float">
            <text:p>172,9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58" calcext:value-type="float">
            <text:p>179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42" calcext:value-type="float">
            <text:p>181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19" calcext:value-type="float">
            <text:p>180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01" calcext:value-type="float">
            <text:p>179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14:.J647])" office:value-type="float" office:value="174.864166666667" calcext:value-type="float">
            <text:p>174,8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43" calcext:value-type="float">
            <text:p>180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76" calcext:value-type="float">
            <text:p>179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46" calcext:value-type="float">
            <text:p>179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43" calcext:value-type="float">
            <text:p>178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38" calcext:value-type="float">
            <text:p>180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76" calcext:value-type="float">
            <text:p>180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1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19" calcext:value-type="float">
            <text:p>180,1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05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0.58" calcext:value-type="float">
            <text:p>180,5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5" calcext:value-type="float">
            <text:p>179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81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81.44" calcext:value-type="float">
            <text:p>181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5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9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9.88" calcext:value-type="float">
            <text:p>179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8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8.88" calcext:value-type="float">
            <text:p>178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50:.J683])" office:value-type="float" office:value="179.974166666667" calcext:value-type="float">
            <text:p>179,9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79" calcext:value-type="float">
            <text:p>173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79" calcext:value-type="float">
            <text:p>171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9" calcext:value-type="float">
            <text:p>171,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2" calcext:value-type="float">
            <text:p>172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8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85" calcext:value-type="float">
            <text:p>173,8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0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02" calcext:value-type="float">
            <text:p>173,0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3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3.12" calcext:value-type="float">
            <text:p>173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46" calcext:value-type="float">
            <text:p>172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54" calcext:value-type="float">
            <text:p>171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38" calcext:value-type="float">
            <text:p>172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89" calcext:value-type="float">
            <text:p>172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68" calcext:value-type="float">
            <text:p>172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686:.J719])" office:value-type="float" office:value="172.67" calcext:value-type="float">
            <text:p>172,67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16" calcext:value-type="float">
            <text:p>148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3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32" calcext:value-type="float">
            <text:p>146,3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12" calcext:value-type="float">
            <text:p>146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23" calcext:value-type="float">
            <text:p>146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0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0.15" calcext:value-type="float">
            <text:p>150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36" calcext:value-type="float">
            <text:p>157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05" calcext:value-type="float">
            <text:p>158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68" calcext:value-type="float">
            <text:p>157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22" calcext:value-type="float">
            <text:p>157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0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51" calcext:value-type="float">
            <text:p>159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22:.J755])" office:value-type="float" office:value="152.65" calcext:value-type="float">
            <text:p>152,6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3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33" calcext:value-type="float">
            <text:p>158,3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7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76" calcext:value-type="float">
            <text:p>157,7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2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23" calcext:value-type="float">
            <text:p>158,2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9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9.73" calcext:value-type="float">
            <text:p>159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78" calcext:value-type="float">
            <text:p>157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4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48" calcext:value-type="float">
            <text:p>158,4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89" calcext:value-type="float">
            <text:p>158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94" calcext:value-type="float">
            <text:p>157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54" calcext:value-type="float">
            <text:p>157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79" calcext:value-type="float">
            <text:p>158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1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12" calcext:value-type="float">
            <text:p>158,1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6.2" calcext:value-type="float">
            <text:p>156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58:.J791])" office:value-type="float" office:value="158.149166666667" calcext:value-type="float">
            <text:p>158,1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96" calcext:value-type="float">
            <text:p>145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41" calcext:value-type="float">
            <text:p>146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04" calcext:value-type="float">
            <text:p>146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49" calcext:value-type="float">
            <text:p>145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78" calcext:value-type="float">
            <text:p>145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1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1" calcext:value-type="float">
            <text:p>146,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09" calcext:value-type="float">
            <text:p>146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2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21" calcext:value-type="float">
            <text:p>146,2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36" calcext:value-type="float">
            <text:p>146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9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96" calcext:value-type="float">
            <text:p>145,9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26" calcext:value-type="float">
            <text:p>146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91" calcext:value-type="float">
            <text:p>145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794:.J827])" office:value-type="float" office:value="146.0475" calcext:value-type="float">
            <text:p>146,0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88" calcext:value-type="float">
            <text:p>146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0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05" calcext:value-type="float">
            <text:p>147,0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91" calcext:value-type="float">
            <text:p>147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8" calcext:value-type="float">
            <text:p>145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34" calcext:value-type="float">
            <text:p>146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3" calcext:value-type="float">
            <text:p>146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6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6.55" calcext:value-type="float">
            <text:p>146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3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3.25" calcext:value-type="float">
            <text:p>153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98" calcext:value-type="float">
            <text:p>158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5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51" calcext:value-type="float">
            <text:p>157,5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7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7.84" calcext:value-type="float">
            <text:p>157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58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58.3" calcext:value-type="float">
            <text:p>158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830:.J863])" office:value-type="float" office:value="151.059166666667" calcext:value-type="float">
            <text:p>151,0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53" calcext:value-type="float">
            <text:p>148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36" calcext:value-type="float">
            <text:p>148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22" calcext:value-type="float">
            <text:p>148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3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39" calcext:value-type="float">
            <text:p>148,3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1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15" calcext:value-type="float">
            <text:p>148,1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09" calcext:value-type="float">
            <text:p>149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3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3" calcext:value-type="float">
            <text:p>147,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47" calcext:value-type="float">
            <text:p>148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22" calcext:value-type="float">
            <text:p>148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79" calcext:value-type="float">
            <text:p>148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8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7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7.99" calcext:value-type="float">
            <text:p>147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8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0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08" calcext:value-type="float">
            <text:p>149,0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866:.J899])" office:value-type="float" office:value="148.3825" calcext:value-type="float">
            <text:p>148,38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74" calcext:value-type="float">
            <text:p>148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71" calcext:value-type="float">
            <text:p>148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26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2.65" calcext:value-type="float">
            <text:p>142,6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4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45" calcext:value-type="float">
            <text:p>137,4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04" calcext:value-type="float">
            <text:p>137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91" calcext:value-type="float">
            <text:p>137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07" calcext:value-type="float">
            <text:p>137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6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68" calcext:value-type="float">
            <text:p>137,6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36" calcext:value-type="float">
            <text:p>137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27" calcext:value-type="float">
            <text:p>138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6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7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72" calcext:value-type="float">
            <text:p>137,7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6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0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03" calcext:value-type="float">
            <text:p>137,0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02:.J935])" office:value-type="float" office:value="139.8025" calcext:value-type="float">
            <text:p>139,8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8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.84" calcext:value-type="float">
            <text:p>136,8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8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8.17" calcext:value-type="float">
            <text:p>138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22" calcext:value-type="float">
            <text:p>137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8" calcext:value-type="float">
            <text:p>137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41" calcext:value-type="float">
            <text:p>137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4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42" calcext:value-type="float">
            <text:p>137,4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5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54" calcext:value-type="float">
            <text:p>137,5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6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6.86" calcext:value-type="float">
            <text:p>136,8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27" calcext:value-type="float">
            <text:p>137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73" calcext:value-type="float">
            <text:p>137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4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37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37.88" calcext:value-type="float">
            <text:p>137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4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5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5.26" calcext:value-type="float">
            <text:p>145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38:.J971])" office:value-type="float" office:value="138.116666666667" calcext:value-type="float">
            <text:p>138,12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25" calcext:value-type="float">
            <text:p>148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38" calcext:value-type="float">
            <text:p>149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49" calcext:value-type="float">
            <text:p>148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9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9.04" calcext:value-type="float">
            <text:p>149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28" calcext:value-type="float">
            <text:p>148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8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89" calcext:value-type="float">
            <text:p>148,8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97" calcext:value-type="float">
            <text:p>148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1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18" calcext:value-type="float">
            <text:p>148,1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8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87" calcext:value-type="float">
            <text:p>148,8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7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78" calcext:value-type="float">
            <text:p>148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2t_Paralle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82" calcext:value-type="float">
            <text:p>148,8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2t_Paralle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6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484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48.44" calcext:value-type="float">
            <text:p>148,4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974:.J1007])" office:value-type="float" office:value="148.699166666667" calcext:value-type="float">
            <text:p>148,7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45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4.55" calcext:value-type="float">
            <text:p>2294,5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7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7.66" calcext:value-type="float">
            <text:p>2277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5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5.64" calcext:value-type="float">
            <text:p>2345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67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67.62" calcext:value-type="float">
            <text:p>2267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8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8.64" calcext:value-type="float">
            <text:p>2328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6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6.69" calcext:value-type="float">
            <text:p>2306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9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90.79" calcext:value-type="float">
            <text:p>2290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33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33.57" calcext:value-type="float">
            <text:p>2333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6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6.2" calcext:value-type="float">
            <text:p>2276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062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06.26" calcext:value-type="float">
            <text:p>2306,2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4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26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26.79" calcext:value-type="float">
            <text:p>2326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4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2708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270.86" calcext:value-type="float">
            <text:p>2270,8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10:.J1043])" office:value-type="float" office:value="2302.10583333333" calcext:value-type="float">
            <text:p>2.302,11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8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8.7" calcext:value-type="float">
            <text:p>1678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60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6.01" calcext:value-type="float">
            <text:p>1676,0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63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6.36" calcext:value-type="float">
            <text:p>1626,3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7.17" calcext:value-type="float">
            <text:p>1647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52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5.28" calcext:value-type="float">
            <text:p>1675,2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4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42.47" calcext:value-type="float">
            <text:p>1642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85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8.57" calcext:value-type="float">
            <text:p>1638,5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70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70.59" calcext:value-type="float">
            <text:p>1670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5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5.53" calcext:value-type="float">
            <text:p>1685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292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29.22" calcext:value-type="float">
            <text:p>1629,2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4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4.07" calcext:value-type="float">
            <text:p>1654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900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90.07" calcext:value-type="float">
            <text:p>1690,0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46:.J1079])" office:value-type="float" office:value="1659.50333333333" calcext:value-type="float">
            <text:p>1.659,50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25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2.52" calcext:value-type="float">
            <text:p>1132,5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07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0.79" calcext:value-type="float">
            <text:p>1110,7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5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5.14" calcext:value-type="float">
            <text:p>1115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56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5.64" calcext:value-type="float">
            <text:p>1135,6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79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7.94" calcext:value-type="float">
            <text:p>1147,9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36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3.69" calcext:value-type="float">
            <text:p>1143,6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125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12.53" calcext:value-type="float">
            <text:p>1112,5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073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07.34" calcext:value-type="float">
            <text:p>1107,3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30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30.29" calcext:value-type="float">
            <text:p>1130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81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8.11" calcext:value-type="float">
            <text:p>1148,1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96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494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49.43" calcext:value-type="float">
            <text:p>1149,4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96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0 Max_FPS</text:p>
          </table:table-cell>
          <table:table-cell office:value-type="string" calcext:value-type="string">
            <text:p><text:s/>0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1200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120.04" calcext:value-type="float">
            <text:p>1120,0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082:.J1115])" office:value-type="float" office:value="1129.455" calcext:value-type="float">
            <text:p>1.129,46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17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1.75" calcext:value-type="float">
            <text:p>701,7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3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3.2" calcext:value-type="float">
            <text:p>703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6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6.29" calcext:value-type="float">
            <text:p>706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2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7.2" calcext:value-type="float">
            <text:p>727,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67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6.7" calcext:value-type="float">
            <text:p>726,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5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5.17" calcext:value-type="float">
            <text:p>725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7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7.14" calcext:value-type="float">
            <text:p>727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6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6.78" calcext:value-type="float">
            <text:p>706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99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9.99" calcext:value-type="float">
            <text:p>709,9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6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6.9" calcext:value-type="float">
            <text:p>706,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7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08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08.95" calcext:value-type="float">
            <text:p>708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7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1 Max_FPS</text:p>
          </table:table-cell>
          <table:table-cell office:value-type="string" calcext:value-type="string">
            <text:p><text:s/>1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7209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720.91" calcext:value-type="float">
            <text:p>720,9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18:.J1151])" office:value-type="float" office:value="714.248333333333" calcext:value-type="float">
            <text:p>714,25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473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4.73" calcext:value-type="float">
            <text:p>424,73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1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1.97" calcext:value-type="float">
            <text:p>421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17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1.78" calcext:value-type="float">
            <text:p>421,7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24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2.47" calcext:value-type="float">
            <text:p>422,4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18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1.8" calcext:value-type="float">
            <text:p>421,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200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20.09" calcext:value-type="float">
            <text:p>420,0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77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7.77" calcext:value-type="float">
            <text:p>417,7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71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7.17" calcext:value-type="float">
            <text:p>417,1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24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2.46" calcext:value-type="float">
            <text:p>412,4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46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4.66" calcext:value-type="float">
            <text:p>414,6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48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6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6.71" calcext:value-type="float">
            <text:p>416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48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2 Max_FPS</text:p>
          </table:table-cell>
          <table:table-cell office:value-type="string" calcext:value-type="string">
            <text:p><text:s/>2 Min_FP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416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416.74" calcext:value-type="float">
            <text:p>416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54:.J1187])" office:value-type="float" office:value="419.029166666667" calcext:value-type="float">
            <text:p>419,03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25" calcext:value-type="float">
            <text:p>238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4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41" calcext:value-type="float">
            <text:p>237,4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5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59" calcext:value-type="float">
            <text:p>236,5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82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8.25" calcext:value-type="float">
            <text:p>238,2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2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27" calcext:value-type="float">
            <text:p>235,2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2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29" calcext:value-type="float">
            <text:p>236,2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59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5.98" calcext:value-type="float">
            <text:p>235,9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8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88" calcext:value-type="float">
            <text:p>236,8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1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14" calcext:value-type="float">
            <text:p>236,1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69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6.97" calcext:value-type="float">
            <text:p>236,9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24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474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4.74" calcext:value-type="float">
            <text:p>234,74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24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3 Max_FPS</text:p>
          </table:table-cell>
          <table:table-cell office:value-type="string" calcext:value-type="string">
            <text:p><text:s/>4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2375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237.5" calcext:value-type="float">
            <text:p>237,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190:.J1223])" office:value-type="float" office:value="236.689166666667" calcext:value-type="float">
            <text:p>236,69</text:p>
          </table:table-cell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16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1.62" calcext:value-type="float">
            <text:p>171,6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72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72.71" calcext:value-type="float">
            <text:p>172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38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38" calcext:value-type="float">
            <text:p>166,38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4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82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82" calcext:value-type="float">
            <text:p>166,82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5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67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67" calcext:value-type="float">
            <text:p>166,67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6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71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71" calcext:value-type="float">
            <text:p>165,71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7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6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6" calcext:value-type="float">
            <text:p>163,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8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590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5.9" calcext:value-type="float">
            <text:p>165,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9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3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3.95" calcext:value-type="float">
            <text:p>163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0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49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49" calcext:value-type="float">
            <text:p>168,49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 table:visibility="filter">
          <table:table-cell office:value-type="string" calcext:value-type="string">
            <text:p>Alg_2_120u_1t_Sequential_100f_T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816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8.16" calcext:value-type="float">
            <text:p>168,16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 table:visibility="filter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lg_2_120u_1t_Sequential_100f_T12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<text:s/>5 Max_FPS</text:p>
          </table:table-cell>
          <table:table-cell office:value-type="string" calcext:value-type="string">
            <text:p><text:s/>6 Min_F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inished Execution</text:p>
          </table:table-cell>
          <table:table-cell office:value-type="string" calcext:value-type="string">
            <text:p><text:s/>Execution Time</text:p>
          </table:table-cell>
          <table:table-cell office:value-type="string" calcext:value-type="string">
            <text:p><text:s/>16695 Frames</text:p>
          </table:table-cell>
          <table:table-cell office:value-type="string" calcext:value-type="string">
            <text:p><text:s/>100 Media ET/F</text:p>
          </table:table-cell>
          <table:table-cell office:value-type="float" office:value="166.95" calcext:value-type="float">
            <text:p>166,95</text:p>
          </table:table-cell>
          <table:table-cell office:value-type="string" calcext:value-type="string">
            <text:p><text:s/>BatchSize</text:p>
          </table:table-cell>
          <table:table-cell office:value-type="float" office:value="16" calcext:value-type="float">
            <text:p>16</text:p>
          </table:table-cell>
          <table:table-cell table:formula="of:=AVERAGE([.J1226:.J1259])" office:value-type="float" office:value="167.246666666667" calcext:value-type="float">
            <text:p>167,25</text:p>
          </table:table-cell>
        </table:table-row>
        <table:table-row table:style-name="ro1" table:number-rows-repeated="104731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Graphics" table:style-name="ta1">
        <table:shapes>
          <draw:frame draw:z-index="0" draw:style-name="gr1" draw:text-style-name="P1" svg:width="15.999cm" svg:height="8.999cm" svg:x="27.216cm" svg:y="0.1cm">
            <draw:object draw:notify-on-update-of-ranges="Graphics.A2:Graphics.A8 Graphics.B1:Graphics.B1 Graphics.B2:Graphics.B8 Graphics.C1:Graphics.C1 Graphics.C2:Graphics.C8 Graphics.D1:Graphics.D1 Graphics.D2:Graphics.D8 Graphics.E1:Graphics.E1 Graphics.E2:Graphics.E8 Graphics.F1:Graphics.F1 Graphics.F2:Graphics.F8 Graphics.G1:Graphics.G1 Graphics.G2:Graphics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7.11cm" svg:y="10.037cm">
            <draw:object draw:notify-on-update-of-ranges="Graphics.E26:Graphics.E32 Graphics.H25:Graphics.H25 Graphics.H26:Graphics.H32 Graphics.I25:Graphics.I25 Graphics.I26:Graphics.I32 Graphics.J25:Graphics.J25 Graphics.J26:Graphics.J32 Graphics.K25:Graphics.K25 Graphics.K26:Graphics.K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7.174cm" svg:y="20.101cm">
            <draw:object draw:notify-on-update-of-ranges="Graphics.E50:Graphics.E56 Graphics.H49:Graphics.H49 Graphics.H50:Graphics.H56 Graphics.I49:Graphics.I49 Graphics.I50:Graphics.I56 Graphics.J49:Graphics.J49 Graphics.J50:Graphics.J56 Graphics.K49:Graphics.K49 Graphics.K50:Graphics.K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8"/>
        <table:table-column table:style-name="co3" table:default-cell-style-name="ce16"/>
        <table:table-column table:style-name="co3" table:default-cell-style-name="ce24"/>
        <table:table-column table:style-name="co3" table:number-columns-repeated="8" table:default-cell-style-name="Default"/>
        <table:table-row table:style-name="ro1">
          <table:table-cell table:style-name="ce2" office:value-type="string" calcext:value-type="string">
            <text:p>Flocking Medias: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19" office:value-type="float" office:value="183.405833333333" calcext:value-type="float">
            <text:p>183,41</text:p>
          </table:table-cell>
          <table:table-cell table:style-name="ce19" office:value-type="float" office:value="148.7" calcext:value-type="float">
            <text:p>148,70</text:p>
          </table:table-cell>
          <table:table-cell table:style-name="ce19" office:value-type="float" office:value="138.12" calcext:value-type="float">
            <text:p>138,12</text:p>
          </table:table-cell>
          <table:table-cell table:style-name="ce19" office:value-type="float" office:value="139.8" calcext:value-type="float">
            <text:p>139,80</text:p>
          </table:table-cell>
          <table:table-cell table:style-name="ce26" office:value-type="float" office:value="148.38" calcext:value-type="float">
            <text:p>148,38</text:p>
          </table:table-cell>
          <table:table-cell table:number-columns-repeated="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20" office:value-type="float" office:value="192.421666666667" calcext:value-type="float">
            <text:p>192,42</text:p>
          </table:table-cell>
          <table:table-cell table:style-name="ce20" office:value-type="float" office:value="151.06" calcext:value-type="float">
            <text:p>151,06</text:p>
          </table:table-cell>
          <table:table-cell table:style-name="ce20" office:value-type="float" office:value="146.05" calcext:value-type="float">
            <text:p>146,05</text:p>
          </table:table-cell>
          <table:table-cell table:style-name="ce20" office:value-type="float" office:value="158.15" calcext:value-type="float">
            <text:p>158,15</text:p>
          </table:table-cell>
          <table:table-cell table:style-name="ce27" office:value-type="float" office:value="152.65" calcext:value-type="float">
            <text:p>152,65</text:p>
          </table:table-cell>
          <table:table-cell table:number-columns-repeated="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20" office:value-type="float" office:value="215.023333333333" calcext:value-type="float">
            <text:p>215,02</text:p>
          </table:table-cell>
          <table:table-cell table:style-name="ce20" office:value-type="float" office:value="172.67" calcext:value-type="float">
            <text:p>172,67</text:p>
          </table:table-cell>
          <table:table-cell table:style-name="ce20" office:value-type="float" office:value="179.97" calcext:value-type="float">
            <text:p>179,97</text:p>
          </table:table-cell>
          <table:table-cell table:style-name="ce20" office:value-type="float" office:value="174.86" calcext:value-type="float">
            <text:p>174,86</text:p>
          </table:table-cell>
          <table:table-cell table:style-name="ce27" office:value-type="float" office:value="175.13" calcext:value-type="float">
            <text:p>175,13</text:p>
          </table:table-cell>
          <table:table-cell table:number-columns-repeated="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20" office:value-type="float" office:value="251.514166666667" calcext:value-type="float">
            <text:p>251,51</text:p>
          </table:table-cell>
          <table:table-cell table:style-name="ce20" office:value-type="float" office:value="203.04" calcext:value-type="float">
            <text:p>203,04</text:p>
          </table:table-cell>
          <table:table-cell table:style-name="ce20" office:value-type="float" office:value="197.21" calcext:value-type="float">
            <text:p>197,21</text:p>
          </table:table-cell>
          <table:table-cell table:style-name="ce20" office:value-type="float" office:value="200.3" calcext:value-type="float">
            <text:p>200,30</text:p>
          </table:table-cell>
          <table:table-cell table:style-name="ce27" office:value-type="float" office:value="199" calcext:value-type="float">
            <text:p>199,00</text:p>
          </table:table-cell>
          <table:table-cell table:number-columns-repeated="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20" office:value-type="float" office:value="276.144166666667" calcext:value-type="float">
            <text:p>276,14</text:p>
          </table:table-cell>
          <table:table-cell table:style-name="ce20" office:value-type="float" office:value="225.55" calcext:value-type="float">
            <text:p>225,55</text:p>
          </table:table-cell>
          <table:table-cell table:style-name="ce20" office:value-type="float" office:value="219.85" calcext:value-type="float">
            <text:p>219,85</text:p>
          </table:table-cell>
          <table:table-cell table:style-name="ce20" office:value-type="float" office:value="218.9" calcext:value-type="float">
            <text:p>218,90</text:p>
          </table:table-cell>
          <table:table-cell table:style-name="ce27" office:value-type="float" office:value="218.31" calcext:value-type="float">
            <text:p>218,31</text:p>
          </table:table-cell>
          <table:table-cell table:number-columns-repeated="4"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20" office:value-type="float" office:value="301.474166666667" calcext:value-type="float">
            <text:p>301,47</text:p>
          </table:table-cell>
          <table:table-cell table:style-name="ce20" office:value-type="float" office:value="249.21" calcext:value-type="float">
            <text:p>249,21</text:p>
          </table:table-cell>
          <table:table-cell table:style-name="ce20" office:value-type="float" office:value="249.11" calcext:value-type="float">
            <text:p>249,11</text:p>
          </table:table-cell>
          <table:table-cell table:style-name="ce20" office:value-type="float" office:value="246.72" calcext:value-type="float">
            <text:p>246,72</text:p>
          </table:table-cell>
          <table:table-cell table:style-name="ce27" office:value-type="float" office:value="243.19" calcext:value-type="float">
            <text:p>243,19</text:p>
          </table:table-cell>
          <table:table-cell table:number-columns-repeated="4"/>
        </table:table-row>
        <table:table-row table:style-name="ro1"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21" office:value-type="float" office:value="343.075833333333" calcext:value-type="float">
            <text:p>343,08</text:p>
          </table:table-cell>
          <table:table-cell table:style-name="ce21" office:value-type="float" office:value="271.69" calcext:value-type="float">
            <text:p>271,69</text:p>
          </table:table-cell>
          <table:table-cell table:style-name="ce21" office:value-type="float" office:value="262.63" calcext:value-type="float">
            <text:p>262,63</text:p>
          </table:table-cell>
          <table:table-cell table:style-name="ce21" office:value-type="float" office:value="260.04" calcext:value-type="float">
            <text:p>260,04</text:p>
          </table:table-cell>
          <table:table-cell table:style-name="ce28" office:value-type="float" office:value="259.61" calcext:value-type="float">
            <text:p>259,61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6" office:value-type="string" calcext:value-type="string">
            <text:p>Flocking Medias:</text:p>
          </table:table-cell>
          <table:table-cell table:style-name="ce14"/>
          <table:table-cell table:style-name="ce22"/>
          <table:table-cell table:number-columns-repeated="8"/>
        </table:table-row>
        <table:table-row table:style-name="ro1">
          <table:table-cell table:style-name="ce7" office:value-type="float" office:value="1440" calcext:value-type="float">
            <text:p>1440</text:p>
          </table:table-cell>
          <table:table-cell table:style-name="ce15" office:value-type="float" office:value="8" calcext:value-type="float">
            <text:p>8</text:p>
          </table:table-cell>
          <table:table-cell table:style-name="ce23" office:value-type="float" office:value="259.61" calcext:value-type="float">
            <text:p>259,6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" calcext:value-type="float">
            <text:p>6</text:p>
          </table:table-cell>
          <table:table-cell office:value-type="float" office:value="260.04" calcext:value-type="float">
            <text:p>260,04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62.63" calcext:value-type="float">
            <text:p>262,63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271.69" calcext:value-type="float">
            <text:p>271,69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43.19" calcext:value-type="float">
            <text:p>243,19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246.72" calcext:value-type="float">
            <text:p>246,72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49.11" calcext:value-type="float">
            <text:p>249,11</text:p>
          </table:table-cell>
          <table:table-cell table:number-columns-repeated="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249.21" calcext:value-type="float">
            <text:p>249,2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218.31" calcext:value-type="float">
            <text:p>218,31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218.9" calcext:value-type="float">
            <text:p>218,90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219.85" calcext:value-type="float">
            <text:p>219,85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225.55" calcext:value-type="float">
            <text:p>225,55</text:p>
          </table:table-cell>
          <table:table-cell/>
          <table:table-cell table:style-name="ce2" office:value-type="string" calcext:value-type="string">
            <text:p>Flocking Gain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,00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F26]/[.D2]" office:value-type="float" office:value="0.964010311589328" calcext:value-type="float">
            <text:p>0,96</text:p>
          </table:table-cell>
          <table:table-cell table:style-name="ce19" table:formula="of:=[.F26]/[.E2]" office:value-type="float" office:value="1.03785355729317" calcext:value-type="float">
            <text:p>1,04</text:p>
          </table:table-cell>
          <table:table-cell table:style-name="ce19" table:formula="of:=[.F26]/[.F2]" office:value-type="float" office:value="1.0253814973772" calcext:value-type="float">
            <text:p>1,03</text:p>
          </table:table-cell>
          <table:table-cell table:style-name="ce26" table:formula="of:=[.F26]/[.G2]" office:value-type="float" office:value="0.966089320213863" calcext:value-type="float">
            <text:p>0,9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" calcext:value-type="float">
            <text:p>6</text:p>
          </table:table-cell>
          <table:table-cell office:value-type="float" office:value="200.3" calcext:value-type="float">
            <text:p>200,30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7]/[.D3]" office:value-type="float" office:value="1.44549627079748" calcext:value-type="float">
            <text:p>1,45</text:p>
          </table:table-cell>
          <table:table-cell table:style-name="ce20" table:formula="of:=[.F27]/[.E3]" office:value-type="float" office:value="1.49508159306174" calcext:value-type="float">
            <text:p>1,50</text:p>
          </table:table-cell>
          <table:table-cell table:style-name="ce20" table:formula="of:=[.F27]/[.F3]" office:value-type="float" office:value="1.38069343450311" calcext:value-type="float">
            <text:p>1,38</text:p>
          </table:table-cell>
          <table:table-cell table:style-name="ce27" table:formula="of:=[.F27]/[.G3]" office:value-type="float" office:value="1.43044000436729" calcext:value-type="float">
            <text:p>1,4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" calcext:value-type="float">
            <text:p>4</text:p>
          </table:table-cell>
          <table:table-cell office:value-type="float" office:value="197.21" calcext:value-type="float">
            <text:p>197,21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8]/[.D4]" office:value-type="float" office:value="2.30393235651821" calcext:value-type="float">
            <text:p>2,30</text:p>
          </table:table-cell>
          <table:table-cell table:style-name="ce20" table:formula="of:=[.F28]/[.E4]" office:value-type="float" office:value="2.21047952436517" calcext:value-type="float">
            <text:p>2,21</text:p>
          </table:table-cell>
          <table:table-cell table:style-name="ce20" table:formula="of:=[.F28]/[.F4]" office:value-type="float" office:value="2.27507720462084" calcext:value-type="float">
            <text:p>2,28</text:p>
          </table:table-cell>
          <table:table-cell table:style-name="ce27" table:formula="of:=[.F28]/[.G4]" office:value-type="float" office:value="2.27156969108662" calcext:value-type="float">
            <text:p>2,2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203.04" calcext:value-type="float">
            <text:p>203,04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29]/[.D5]" office:value-type="float" office:value="3.42966082216969" calcext:value-type="float">
            <text:p>3,43</text:p>
          </table:table-cell>
          <table:table-cell table:style-name="ce20" table:formula="of:=[.F29]/[.E5]" office:value-type="float" office:value="3.53104981153761" calcext:value-type="float">
            <text:p>3,53</text:p>
          </table:table-cell>
          <table:table-cell table:style-name="ce20" table:formula="of:=[.F29]/[.F5]" office:value-type="float" office:value="3.47657680146447" calcext:value-type="float">
            <text:p>3,48</text:p>
          </table:table-cell>
          <table:table-cell table:style-name="ce27" table:formula="of:=[.F29]/[.G5]" office:value-type="float" office:value="3.49928810720268" calcext:value-type="float">
            <text:p>3,5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175.13" calcext:value-type="float">
            <text:p>175,13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0]/[.D6]" office:value-type="float" office:value="4.90939924628685" calcext:value-type="float">
            <text:p>4,91</text:p>
          </table:table-cell>
          <table:table-cell table:style-name="ce20" table:formula="of:=[.F30]/[.E6]" office:value-type="float" office:value="5.03668410279736" calcext:value-type="float">
            <text:p>5,04</text:p>
          </table:table-cell>
          <table:table-cell table:style-name="ce20" table:formula="of:=[.F30]/[.F6]" office:value-type="float" office:value="5.05854271356784" calcext:value-type="float">
            <text:p>5,06</text:p>
          </table:table-cell>
          <table:table-cell table:style-name="ce27" table:formula="of:=[.F30]/[.G6]" office:value-type="float" office:value="5.07221382437818" calcext:value-type="float">
            <text:p>5,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174.86" calcext:value-type="float">
            <text:p>174,86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F31]/[.D7]" office:value-type="float" office:value="6.52091275095971" calcext:value-type="float">
            <text:p>6,52</text:p>
          </table:table-cell>
          <table:table-cell table:style-name="ce20" table:formula="of:=[.F31]/[.E7]" office:value-type="float" office:value="6.52353043501533" calcext:value-type="float">
            <text:p>6,52</text:p>
          </table:table-cell>
          <table:table-cell table:style-name="ce20" table:formula="of:=[.F31]/[.F7]" office:value-type="float" office:value="6.58672449200174" calcext:value-type="float">
            <text:p>6,59</text:p>
          </table:table-cell>
          <table:table-cell table:style-name="ce27" table:formula="of:=[.F31]/[.G7]" office:value-type="float" office:value="6.68233342928028" calcext:value-type="float">
            <text:p>6,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179.97" calcext:value-type="float">
            <text:p>179,97</text:p>
          </table:table-cell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F32]/[.D8]" office:value-type="float" office:value="8.28118443814642" calcext:value-type="float">
            <text:p>8,28</text:p>
          </table:table-cell>
          <table:table-cell table:style-name="ce21" table:formula="of:=[.F32]/[.E8]" office:value-type="float" office:value="8.5668621254236" calcext:value-type="float">
            <text:p>8,57</text:p>
          </table:table-cell>
          <table:table-cell table:style-name="ce21" table:formula="of:=[.F32]/[.F8]" office:value-type="float" office:value="8.65218812490386" calcext:value-type="float">
            <text:p>8,65</text:p>
          </table:table-cell>
          <table:table-cell table:style-name="ce28" table:formula="of:=[.F32]/[.G8]" office:value-type="float" office:value="8.66651900928316" calcext:value-type="float">
            <text:p>8,6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172.67" calcext:value-type="float">
            <text:p>172,67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152.65" calcext:value-type="float">
            <text:p>152,6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58.15" calcext:value-type="float">
            <text:p>158,1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146.05" calcext:value-type="float">
            <text:p>146,05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151.06" calcext:value-type="float">
            <text:p>151,0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48.38" calcext:value-type="float">
            <text:p>148,38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39.8" calcext:value-type="float">
            <text:p>139,80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138.12" calcext:value-type="float">
            <text:p>138,1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48.7" calcext:value-type="float">
            <text:p>148,70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43.075833333333" calcext:value-type="float">
            <text:p>343,08</text:p>
          </table:table-cell>
          <table:table-cell office:value-type="string" calcext:value-type="string">
            <text:p><text:s/>1 SJ and 1 S from batch 1 tests</text:p>
          </table:table-cell>
          <table:table-cell table:number-columns-repeated="7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301.474166666667" calcext:value-type="float">
            <text:p>301,47</text:p>
          </table:table-cell>
          <table:table-cell table:number-columns-repeated="8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76.144166666667" calcext:value-type="float">
            <text:p>276,14</text:p>
          </table:table-cell>
          <table:table-cell table:number-columns-repeated="8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51.514166666667" calcext:value-type="float">
            <text:p>251,51</text:p>
          </table:table-cell>
          <table:table-cell table:number-columns-repeated="8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215.023333333333" calcext:value-type="float">
            <text:p>215,02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92.421666666667" calcext:value-type="float">
            <text:p>192,42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7" office:value-type="string" calcext:value-type="string">
            <text:p>1 SJ</text:p>
          </table:table-cell>
          <table:table-cell office:value-type="float" office:value="183.405833333333" calcext:value-type="float">
            <text:p>183,41</text:p>
          </table:table-cell>
          <table:table-cell table:number-columns-repeated="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249.915" calcext:value-type="float">
            <text:p>2249,92</text:p>
          </table:table-cell>
          <table:table-cell/>
          <table:table-cell table:style-name="ce2" office:value-type="string" calcext:value-type="string">
            <text:p>Flocking Efficiency</text:p>
          </table:table-cell>
          <table:table-cell table:style-name="ce10" office:value-type="string" calcext:value-type="string">
            <text:p>1 S</text:p>
          </table:table-cell>
          <table:table-cell table:style-name="ce10" office:value-type="string" calcext:value-type="string">
            <text:p>1 SJ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625.07666666667" calcext:value-type="float">
            <text:p>1625,0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11" office:value-type="float" office:value="143.348333333333" calcext:value-type="float">
            <text:p>143,35</text:p>
          </table:table-cell>
          <table:table-cell table:style-name="ce29" office:value-type="string" calcext:value-type="string">
            <text:p>x</text:p>
          </table:table-cell>
          <table:table-cell table:style-name="ce19" table:formula="of:=[.H26]/[.H49]" office:value-type="float" office:value="0.482005155794664" calcext:value-type="float">
            <text:p>0,48</text:p>
          </table:table-cell>
          <table:table-cell table:style-name="ce19" table:formula="of:=[.I26]/[.I49]" office:value-type="float" office:value="0.259463389323293" calcext:value-type="float">
            <text:p>0,26</text:p>
          </table:table-cell>
          <table:table-cell table:style-name="ce19" table:formula="of:=[.J26]/[.J49]" office:value-type="float" office:value="0.170896916229534" calcext:value-type="float">
            <text:p>0,17</text:p>
          </table:table-cell>
          <table:table-cell table:style-name="ce26" table:formula="of:=[.K26]/[.K49]" office:value-type="float" office:value="0.120761165026733" calcext:value-type="float">
            <text:p>0,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1107.315" calcext:value-type="float">
            <text:p>1107,32</text:p>
          </table:table-cell>
          <table:table-cell/>
          <table:table-cell table:style-name="ce4" office:value-type="float" office:value="240" calcext:value-type="float">
            <text:p>240</text:p>
          </table:table-cell>
          <table:table-cell table:style-name="ce12" office:value-type="float" office:value="218.356666666667" calcext:value-type="float">
            <text:p>218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7]/[.H49]" office:value-type="float" office:value="0.722748135398739" calcext:value-type="float">
            <text:p>0,72</text:p>
          </table:table-cell>
          <table:table-cell table:style-name="ce20" table:formula="of:=[.I27]/[.I49]" office:value-type="float" office:value="0.373770398265435" calcext:value-type="float">
            <text:p>0,37</text:p>
          </table:table-cell>
          <table:table-cell table:style-name="ce20" table:formula="of:=[.J27]/[.J49]" office:value-type="float" office:value="0.230115572417185" calcext:value-type="float">
            <text:p>0,23</text:p>
          </table:table-cell>
          <table:table-cell table:style-name="ce27" table:formula="of:=[.K27]/[.K49]" office:value-type="float" office:value="0.178805000545911" calcext:value-type="float">
            <text:p>0,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696.358333333333" calcext:value-type="float">
            <text:p>696,36</text:p>
          </table:table-cell>
          <table:table-cell/>
          <table:table-cell table:style-name="ce4" office:value-type="float" office:value="480" calcext:value-type="float">
            <text:p>480</text:p>
          </table:table-cell>
          <table:table-cell table:style-name="ce12" office:value-type="float" office:value="397.82" calcext:value-type="float">
            <text:p>397,8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8]/[.H49]" office:value-type="float" office:value="1.15196617825911" calcext:value-type="float">
            <text:p>1,15</text:p>
          </table:table-cell>
          <table:table-cell table:style-name="ce20" table:formula="of:=[.I28]/[.I49]" office:value-type="float" office:value="0.552619881091293" calcext:value-type="float">
            <text:p>0,55</text:p>
          </table:table-cell>
          <table:table-cell table:style-name="ce20" table:formula="of:=[.J28]/[.J49]" office:value-type="float" office:value="0.379179534103473" calcext:value-type="float">
            <text:p>0,38</text:p>
          </table:table-cell>
          <table:table-cell table:style-name="ce27" table:formula="of:=[.K28]/[.K49]" office:value-type="float" office:value="0.283946211385828" calcext:value-type="float">
            <text:p>0,2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397.82" calcext:value-type="float">
            <text:p>397,82</text:p>
          </table:table-cell>
          <table:table-cell/>
          <table:table-cell table:style-name="ce4" office:value-type="float" office:value="720" calcext:value-type="float">
            <text:p>720</text:p>
          </table:table-cell>
          <table:table-cell table:style-name="ce12" office:value-type="float" office:value="696.358333333333" calcext:value-type="float">
            <text:p>696,36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29]/[.H49]" office:value-type="float" office:value="1.71483041108484" calcext:value-type="float">
            <text:p>1,71</text:p>
          </table:table-cell>
          <table:table-cell table:style-name="ce20" table:formula="of:=[.I29]/[.I49]" office:value-type="float" office:value="0.882762452884404" calcext:value-type="float">
            <text:p>0,88</text:p>
          </table:table-cell>
          <table:table-cell table:style-name="ce20" table:formula="of:=[.J29]/[.J49]" office:value-type="float" office:value="0.579429466910745" calcext:value-type="float">
            <text:p>0,58</text:p>
          </table:table-cell>
          <table:table-cell table:style-name="ce27" table:formula="of:=[.K29]/[.K49]" office:value-type="float" office:value="0.437411013400335" calcext:value-type="float">
            <text:p>0,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17" office:value-type="string" calcext:value-type="string">
            <text:p>1 S</text:p>
          </table:table-cell>
          <table:table-cell office:value-type="float" office:value="218.356666666667" calcext:value-type="float">
            <text:p>218,36</text:p>
          </table:table-cell>
          <table:table-cell/>
          <table:table-cell table:style-name="ce4" office:value-type="float" office:value="960" calcext:value-type="float">
            <text:p>960</text:p>
          </table:table-cell>
          <table:table-cell table:style-name="ce12" office:value-type="float" office:value="1107.315" calcext:value-type="float">
            <text:p>1107,32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0]/[.H49]" office:value-type="float" office:value="2.45469962314343" calcext:value-type="float">
            <text:p>2,45</text:p>
          </table:table-cell>
          <table:table-cell table:style-name="ce20" table:formula="of:=[.I30]/[.I49]" office:value-type="float" office:value="1.25917102569934" calcext:value-type="float">
            <text:p>1,26</text:p>
          </table:table-cell>
          <table:table-cell table:style-name="ce20" table:formula="of:=[.J30]/[.J49]" office:value-type="float" office:value="0.843090452261307" calcext:value-type="float">
            <text:p>0,84</text:p>
          </table:table-cell>
          <table:table-cell table:style-name="ce27" table:formula="of:=[.K30]/[.K49]" office:value-type="float" office:value="0.634026728047272" calcext:value-type="float">
            <text:p>0,63</text:p>
          </table:table-cell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1 S</text:p>
          </table:table-cell>
          <table:table-cell table:style-name="ce25" office:value-type="float" office:value="143.348333333333" calcext:value-type="float">
            <text:p>143,35</text:p>
          </table:table-cell>
          <table:table-cell/>
          <table:table-cell table:style-name="ce4" office:value-type="float" office:value="1200" calcext:value-type="float">
            <text:p>1200</text:p>
          </table:table-cell>
          <table:table-cell table:style-name="ce12" office:value-type="float" office:value="1625.07666666667" calcext:value-type="float">
            <text:p>1625,08</text:p>
          </table:table-cell>
          <table:table-cell table:style-name="ce30" office:value-type="string" calcext:value-type="string">
            <text:p>x</text:p>
          </table:table-cell>
          <table:table-cell table:style-name="ce20" table:formula="of:=[.H31]/[.H49]" office:value-type="float" office:value="3.26045637547986" calcext:value-type="float">
            <text:p>3,26</text:p>
          </table:table-cell>
          <table:table-cell table:style-name="ce20" table:formula="of:=[.I31]/[.I49]" office:value-type="float" office:value="1.63088260875383" calcext:value-type="float">
            <text:p>1,63</text:p>
          </table:table-cell>
          <table:table-cell table:style-name="ce20" table:formula="of:=[.J31]/[.J49]" office:value-type="float" office:value="1.09778741533362" calcext:value-type="float">
            <text:p>1,10</text:p>
          </table:table-cell>
          <table:table-cell table:style-name="ce27" table:formula="of:=[.K31]/[.K49]" office:value-type="float" office:value="0.835291678660034" calcext:value-type="float">
            <text:p>0,84</text:p>
          </table:table-cell>
        </table:table-row>
        <table:table-row table:style-name="ro1">
          <table:table-cell table:style-name="Default" table:number-columns-repeated="3"/>
          <table:table-cell/>
          <table:table-cell table:style-name="ce5" office:value-type="float" office:value="1440" calcext:value-type="float">
            <text:p>1440</text:p>
          </table:table-cell>
          <table:table-cell table:style-name="ce13" office:value-type="float" office:value="2249.915" calcext:value-type="float">
            <text:p>2249,92</text:p>
          </table:table-cell>
          <table:table-cell table:style-name="ce31" office:value-type="string" calcext:value-type="string">
            <text:p>x</text:p>
          </table:table-cell>
          <table:table-cell table:style-name="ce21" table:formula="of:=[.H32]/[.H49]" office:value-type="float" office:value="4.14059221907321" calcext:value-type="float">
            <text:p>4,14</text:p>
          </table:table-cell>
          <table:table-cell table:style-name="ce21" table:formula="of:=[.I32]/[.I49]" office:value-type="float" office:value="2.1417155313559" calcext:value-type="float">
            <text:p>2,14</text:p>
          </table:table-cell>
          <table:table-cell table:style-name="ce21" table:formula="of:=[.J32]/[.J49]" office:value-type="float" office:value="1.44203135415064" calcext:value-type="float">
            <text:p>1,44</text:p>
          </table:table-cell>
          <table:table-cell table:style-name="ce28" table:formula="of:=[.K32]/[.K49]" office:value-type="float" office:value="1.08331487616039" calcext:value-type="float">
            <text:p>1,08</text:p>
          </table:table-cell>
        </table:table-row>
      </table:table>
      <table:named-expressions/>
      <table:database-ranges>
        <table:database-range table:name="__Anonymous_Sheet_DB__0" table:target-range-address="output_FL_16.B1:output_FL_16.B1259" table:display-filter-buttons="true">
          <table:filter>
            <table:filter-and>
              <table:filter-condition table:value="T12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02:20:40.32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3-29T02:20:45.879000000</dc:date>
    <meta:editing-duration>PT5M43S</meta:editing-duration>
    <meta:editing-cycles>5</meta:editing-cycles>
    <meta:document-statistic meta:table-count="2" meta:cell-count="5372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6cm" svg:y="0.316cm" chart:style-name="ch2">
          <text:p>Flocking 16 batches Performance</text:p>
        </chart:title>
        <chart:legend chart:legend-position="end" svg:x="14.525cm" svg:y="2.938cm" style:legend-expansion="high" chart:style-name="ch3"/>
        <chart:plot-area chart:style-name="ch4" table:cell-range-address="Graphics.A2:Graphics.G8 Graphics.B1:Graphics.G1" chart:data-source-has-labels="both" svg:x="1.321cm" svg:y="1.301cm" svg:width="12.884cm" svg:height="6.548cm">
          <chart:coordinate-region svg:x="2.355cm" svg:y="1.503cm" svg:width="11.85cm" svg:height="5.693cm"/>
          <chart:axis chart:dimension="x" chart:name="primary-x" chart:style-name="ch5" chartooo:axis-type="auto">
            <chartooo:date-scale/>
            <chart:title svg:x="7.346cm" svg:y="8.029cm" chart:style-name="ch6">
              <text:p>Units</text:p>
            </chart:title>
            <chart:categories table:cell-range-address="Graphics.A2:Graphics.A8"/>
          </chart:axis>
          <chart:axis chart:dimension="y" chart:name="primary-y" chart:style-name="ch7">
            <chart:title svg:x="0.451cm" svg:y="5.405cm" chart:style-name="ch8">
              <text:p>Time in ms</text:p>
            </chart:title>
            <chart:grid chart:style-name="ch9" chart:class="major"/>
          </chart:axis>
          <chart:series chart:style-name="ch10" chart:values-cell-range-address="Graphics.B2:Graphics.B8" chart:label-cell-address="Graphics.B1:Graphics.B1" chart:class="chart:bar">
            <chart:data-point chart:repeated="7"/>
          </chart:series>
          <chart:series chart:style-name="ch11" chart:values-cell-range-address="Graphics.C2:Graphics.C8" chart:label-cell-address="Graphics.C1:Graphics.C1" chart:class="chart:bar">
            <chart:data-point chart:repeated="7"/>
          </chart:series>
          <chart:series chart:style-name="ch12" chart:values-cell-range-address="Graphics.D2:Graphics.D8" chart:label-cell-address="Graphics.D1:Graphics.D1" chart:class="chart:bar">
            <chart:data-point chart:repeated="7"/>
          </chart:series>
          <chart:series chart:style-name="ch13" chart:values-cell-range-address="Graphics.E2:Graphics.E8" chart:label-cell-address="Graphics.E1:Graphics.E1" chart:class="chart:bar">
            <chart:data-point chart:repeated="7"/>
          </chart:series>
          <chart:series chart:style-name="ch14" chart:values-cell-range-address="Graphics.F2:Graphics.F8" chart:label-cell-address="Graphics.F1:Graphics.F1" chart:class="chart:bar">
            <chart:data-point chart:repeated="7"/>
          </chart:series>
          <chart:series chart:style-name="ch15" chart:values-cell-range-address="Graphics.G2:Graphics.G8" chart:label-cell-address="Graphics.G1:Graphics.G1" chart:class="chart:ba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S</text:p>
                <draw:g>
                  <svg:desc>Graphics.B1:Graphics.B1</svg:desc>
                </draw:g>
              </table:table-cell>
              <table:table-cell office:value-type="string">
                <text:p>1 SJ</text:p>
                <draw:g>
                  <svg:desc>Graphics.C1:Graphics.C1</svg:desc>
                </draw:g>
              </table:table-cell>
              <table:table-cell office:value-type="string">
                <text:p>2</text:p>
                <draw:g>
                  <svg:desc>Graphics.D1:Graphics.D1</svg:desc>
                </draw:g>
              </table:table-cell>
              <table:table-cell office:value-type="string">
                <text:p>4</text:p>
                <draw:g>
                  <svg:desc>Graphics.E1:Graphics.E1</svg:desc>
                </draw:g>
              </table:table-cell>
              <table:table-cell office:value-type="string">
                <text:p>6</text:p>
                <draw:g>
                  <svg:desc>Graphics.F1:Graphics.F1</svg:desc>
                </draw:g>
              </table:table-cell>
              <table:table-cell office:value-type="string">
                <text:p>8</text:p>
                <draw:g>
                  <svg:desc>Graphics.G1:Graphics.G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A2:Graphics.A8</svg:desc>
                </draw:g>
              </table:table-cell>
              <table:table-cell office:value-type="float" office:value="143.348333333333">
                <text:p>143.348333333333</text:p>
                <draw:g>
                  <svg:desc>Graphics.B2:Graphics.B8</svg:desc>
                </draw:g>
              </table:table-cell>
              <table:table-cell office:value-type="float" office:value="183.405833333333">
                <text:p>183.405833333333</text:p>
                <draw:g>
                  <svg:desc>Graphics.C2:Graphics.C8</svg:desc>
                </draw:g>
              </table:table-cell>
              <table:table-cell office:value-type="float" office:value="148.7">
                <text:p>148.7</text:p>
                <draw:g>
                  <svg:desc>Graphics.D2:Graphics.D8</svg:desc>
                </draw:g>
              </table:table-cell>
              <table:table-cell office:value-type="float" office:value="138.12">
                <text:p>138.12</text:p>
                <draw:g>
                  <svg:desc>Graphics.E2:Graphics.E8</svg:desc>
                </draw:g>
              </table:table-cell>
              <table:table-cell office:value-type="float" office:value="139.8">
                <text:p>139.8</text:p>
                <draw:g>
                  <svg:desc>Graphics.F2:Graphics.F8</svg:desc>
                </draw:g>
              </table:table-cell>
              <table:table-cell office:value-type="float" office:value="148.38">
                <text:p>148.38</text:p>
                <draw:g>
                  <svg:desc>Graphics.G2:Graphics.G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8.356666666667">
                <text:p>218.356666666667</text:p>
              </table:table-cell>
              <table:table-cell office:value-type="float" office:value="192.421666666667">
                <text:p>192.421666666667</text:p>
              </table:table-cell>
              <table:table-cell office:value-type="float" office:value="151.06">
                <text:p>151.06</text:p>
              </table:table-cell>
              <table:table-cell office:value-type="float" office:value="146.05">
                <text:p>146.05</text:p>
              </table:table-cell>
              <table:table-cell office:value-type="float" office:value="158.15">
                <text:p>158.15</text:p>
              </table:table-cell>
              <table:table-cell office:value-type="float" office:value="152.65">
                <text:p>152.6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397.82">
                <text:p>397.82</text:p>
              </table:table-cell>
              <table:table-cell office:value-type="float" office:value="215.023333333333">
                <text:p>215.023333333333</text:p>
              </table:table-cell>
              <table:table-cell office:value-type="float" office:value="172.67">
                <text:p>172.67</text:p>
              </table:table-cell>
              <table:table-cell office:value-type="float" office:value="179.97">
                <text:p>179.97</text:p>
              </table:table-cell>
              <table:table-cell office:value-type="float" office:value="174.86">
                <text:p>174.86</text:p>
              </table:table-cell>
              <table:table-cell office:value-type="float" office:value="175.13">
                <text:p>175.1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96.358333333333">
                <text:p>696.358333333333</text:p>
              </table:table-cell>
              <table:table-cell office:value-type="float" office:value="251.514166666667">
                <text:p>251.514166666667</text:p>
              </table:table-cell>
              <table:table-cell office:value-type="float" office:value="203.04">
                <text:p>203.04</text:p>
              </table:table-cell>
              <table:table-cell office:value-type="float" office:value="197.21">
                <text:p>197.21</text:p>
              </table:table-cell>
              <table:table-cell office:value-type="float" office:value="200.3">
                <text:p>200.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07.315">
                <text:p>1107.315</text:p>
              </table:table-cell>
              <table:table-cell office:value-type="float" office:value="276.144166666667">
                <text:p>276.144166666667</text:p>
              </table:table-cell>
              <table:table-cell office:value-type="float" office:value="225.55">
                <text:p>225.55</text:p>
              </table:table-cell>
              <table:table-cell office:value-type="float" office:value="219.85">
                <text:p>219.85</text:p>
              </table:table-cell>
              <table:table-cell office:value-type="float" office:value="218.9">
                <text:p>218.9</text:p>
              </table:table-cell>
              <table:table-cell office:value-type="float" office:value="218.31">
                <text:p>218.3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625.07666666667">
                <text:p>1625.07666666667</text:p>
              </table:table-cell>
              <table:table-cell office:value-type="float" office:value="301.474166666667">
                <text:p>301.474166666667</text:p>
              </table:table-cell>
              <table:table-cell office:value-type="float" office:value="249.21">
                <text:p>249.21</text:p>
              </table:table-cell>
              <table:table-cell office:value-type="float" office:value="249.11">
                <text:p>249.11</text:p>
              </table:table-cell>
              <table:table-cell office:value-type="float" office:value="246.72">
                <text:p>246.72</text:p>
              </table:table-cell>
              <table:table-cell office:value-type="float" office:value="243.19">
                <text:p>243.1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249.915">
                <text:p>2249.915</text:p>
              </table:table-cell>
              <table:table-cell office:value-type="float" office:value="343.075833333333">
                <text:p>343.075833333333</text:p>
              </table:table-cell>
              <table:table-cell office:value-type="float" office:value="271.69">
                <text:p>271.69</text:p>
              </table:table-cell>
              <table:table-cell office:value-type="float" office:value="262.63">
                <text:p>262.63</text:p>
              </table:table-cell>
              <table:table-cell office:value-type="float" office:value="260.04">
                <text:p>260.04</text:p>
              </table:table-cell>
              <table:table-cell office:value-type="float" office:value="259.61">
                <text:p>259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92cm" svg:y="0.316cm" chart:style-name="ch2">
          <text:p>Flocking 16 batches Gain</text:p>
        </chart:title>
        <chart:legend chart:legend-position="end" svg:x="15.054cm" svg:y="3.442cm" style:legend-expansion="high" chart:style-name="ch3"/>
        <chart:plot-area chart:style-name="ch4" table:cell-range-address="Graphics.E26:Graphics.E32 Graphics.H25:Graphics.K32" chart:data-source-has-labels="both" svg:x="1.321cm" svg:y="1.301cm" svg:width="13.413cm" svg:height="6.548cm">
          <chart:coordinate-region svg:x="1.953cm" svg:y="1.504cm" svg:width="12.781cm" svg:height="5.692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26:Graphics.E32"/>
          </chart:axis>
          <chart:axis chart:dimension="y" chart:name="primary-y" chart:style-name="ch7">
            <chart:title svg:x="0.451cm" svg:y="4.96cm" chart:style-name="ch8">
              <text:p>Gain</text:p>
            </chart:title>
            <chart:grid chart:style-name="ch9" chart:class="major"/>
          </chart:axis>
          <chart:series chart:style-name="ch10" chart:values-cell-range-address="Graphics.H26:Graphics.H32" chart:label-cell-address="Graphics.H25:Graphics.H25" chart:class="chart:bar">
            <chart:data-point chart:repeated="7"/>
          </chart:series>
          <chart:series chart:style-name="ch11" chart:values-cell-range-address="Graphics.I26:Graphics.I32" chart:label-cell-address="Graphics.I25:Graphics.I25" chart:class="chart:bar">
            <chart:data-point chart:repeated="7"/>
          </chart:series>
          <chart:series chart:style-name="ch12" chart:values-cell-range-address="Graphics.J26:Graphics.J32" chart:label-cell-address="Graphics.J25:Graphics.J25" chart:class="chart:bar">
            <chart:data-point chart:repeated="7"/>
          </chart:series>
          <chart:series chart:style-name="ch13" chart:values-cell-range-address="Graphics.K26:Graphics.K32" chart:label-cell-address="Graphics.K25:Graphics.K25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25:Graphics.H25</svg:desc>
                </draw:g>
              </table:table-cell>
              <table:table-cell office:value-type="string">
                <text:p>4</text:p>
                <draw:g>
                  <svg:desc>Graphics.I25:Graphics.I25</svg:desc>
                </draw:g>
              </table:table-cell>
              <table:table-cell office:value-type="string">
                <text:p>6</text:p>
                <draw:g>
                  <svg:desc>Graphics.J25:Graphics.J25</svg:desc>
                </draw:g>
              </table:table-cell>
              <table:table-cell office:value-type="string">
                <text:p>8</text:p>
                <draw:g>
                  <svg:desc>Graphics.K25:Graphics.K25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26:Graphics.E32</svg:desc>
                </draw:g>
              </table:table-cell>
              <table:table-cell office:value-type="float" office:value="0.964010311589328">
                <text:p>0.964010311589328</text:p>
                <draw:g>
                  <svg:desc>Graphics.H26:Graphics.H32</svg:desc>
                </draw:g>
              </table:table-cell>
              <table:table-cell office:value-type="float" office:value="1.03785355729317">
                <text:p>1.03785355729317</text:p>
                <draw:g>
                  <svg:desc>Graphics.I26:Graphics.I32</svg:desc>
                </draw:g>
              </table:table-cell>
              <table:table-cell office:value-type="float" office:value="1.0253814973772">
                <text:p>1.0253814973772</text:p>
                <draw:g>
                  <svg:desc>Graphics.J26:Graphics.J32</svg:desc>
                </draw:g>
              </table:table-cell>
              <table:table-cell office:value-type="float" office:value="0.966089320213863">
                <text:p>0.966089320213863</text:p>
                <draw:g>
                  <svg:desc>Graphics.K26:Graphics.K32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44549627079748">
                <text:p>1.44549627079748</text:p>
              </table:table-cell>
              <table:table-cell office:value-type="float" office:value="1.49508159306174">
                <text:p>1.49508159306174</text:p>
              </table:table-cell>
              <table:table-cell office:value-type="float" office:value="1.38069343450311">
                <text:p>1.38069343450311</text:p>
              </table:table-cell>
              <table:table-cell office:value-type="float" office:value="1.43044000436729">
                <text:p>1.430440004367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30393235651821">
                <text:p>2.30393235651821</text:p>
              </table:table-cell>
              <table:table-cell office:value-type="float" office:value="2.21047952436517">
                <text:p>2.21047952436517</text:p>
              </table:table-cell>
              <table:table-cell office:value-type="float" office:value="2.27507720462084">
                <text:p>2.27507720462084</text:p>
              </table:table-cell>
              <table:table-cell office:value-type="float" office:value="2.27156969108662">
                <text:p>2.27156969108662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.42966082216969">
                <text:p>3.42966082216969</text:p>
              </table:table-cell>
              <table:table-cell office:value-type="float" office:value="3.53104981153761">
                <text:p>3.53104981153761</text:p>
              </table:table-cell>
              <table:table-cell office:value-type="float" office:value="3.47657680146447">
                <text:p>3.47657680146447</text:p>
              </table:table-cell>
              <table:table-cell office:value-type="float" office:value="3.49928810720268">
                <text:p>3.4992881072026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4.90939924628685">
                <text:p>4.90939924628685</text:p>
              </table:table-cell>
              <table:table-cell office:value-type="float" office:value="5.03668410279736">
                <text:p>5.03668410279736</text:p>
              </table:table-cell>
              <table:table-cell office:value-type="float" office:value="5.05854271356784">
                <text:p>5.05854271356784</text:p>
              </table:table-cell>
              <table:table-cell office:value-type="float" office:value="5.07221382437818">
                <text:p>5.0722138243781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.52091275095971">
                <text:p>6.52091275095971</text:p>
              </table:table-cell>
              <table:table-cell office:value-type="float" office:value="6.52353043501533">
                <text:p>6.52353043501533</text:p>
              </table:table-cell>
              <table:table-cell office:value-type="float" office:value="6.58672449200174">
                <text:p>6.58672449200174</text:p>
              </table:table-cell>
              <table:table-cell office:value-type="float" office:value="6.68233342928028">
                <text:p>6.68233342928028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.28118443814642">
                <text:p>8.28118443814642</text:p>
              </table:table-cell>
              <table:table-cell office:value-type="float" office:value="8.5668621254236">
                <text:p>8.5668621254236</text:p>
              </table:table-cell>
              <table:table-cell office:value-type="float" office:value="8.65218812490386">
                <text:p>8.65218812490386</text:p>
              </table:table-cell>
              <table:table-cell office:value-type="float" office:value="8.66651900928316">
                <text:p>8.66651900928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Flocking 16 batches Efficiency</text:p>
        </chart:title>
        <chart:legend chart:legend-position="end" svg:x="15.054cm" svg:y="3.442cm" style:legend-expansion="high" chart:style-name="ch3"/>
        <chart:plot-area chart:style-name="ch4" table:cell-range-address="Graphics.E50:Graphics.E56 Graphics.H49:Graphics.K56" chart:data-source-has-labels="both" svg:x="1.321cm" svg:y="1.301cm" svg:width="13.413cm" svg:height="6.548cm">
          <chart:coordinate-region svg:x="2.059cm" svg:y="1.503cm" svg:width="12.675cm" svg:height="5.693cm"/>
          <chart:axis chart:dimension="x" chart:name="primary-x" chart:style-name="ch5" chartooo:axis-type="auto">
            <chartooo:date-scale/>
            <chart:title svg:x="7.61cm" svg:y="8.029cm" chart:style-name="ch6">
              <text:p>Units</text:p>
            </chart:title>
            <chart:categories table:cell-range-address="Graphics.E50:Graphics.E56"/>
          </chart:axis>
          <chart:axis chart:dimension="y" chart:name="primary-y" chart:style-name="ch7">
            <chart:title svg:x="0.451cm" svg:y="5.31cm" chart:style-name="ch8">
              <text:p>Efficiency</text:p>
            </chart:title>
            <chart:grid chart:style-name="ch9" chart:class="major"/>
          </chart:axis>
          <chart:series chart:style-name="ch10" chart:values-cell-range-address="Graphics.H50:Graphics.H56" chart:label-cell-address="Graphics.H49:Graphics.H49" chart:class="chart:bar">
            <chart:data-point chart:repeated="7"/>
          </chart:series>
          <chart:series chart:style-name="ch11" chart:values-cell-range-address="Graphics.I50:Graphics.I56" chart:label-cell-address="Graphics.I49:Graphics.I49" chart:class="chart:bar">
            <chart:data-point chart:repeated="7"/>
          </chart:series>
          <chart:series chart:style-name="ch12" chart:values-cell-range-address="Graphics.J50:Graphics.J56" chart:label-cell-address="Graphics.J49:Graphics.J49" chart:class="chart:bar">
            <chart:data-point chart:repeated="7"/>
          </chart:series>
          <chart:series chart:style-name="ch13" chart:values-cell-range-address="Graphics.K50:Graphics.K56" chart:label-cell-address="Graphics.K49:Graphics.K4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Graphics.H49:Graphics.H49</svg:desc>
                </draw:g>
              </table:table-cell>
              <table:table-cell office:value-type="string">
                <text:p>4</text:p>
                <draw:g>
                  <svg:desc>Graphics.I49:Graphics.I49</svg:desc>
                </draw:g>
              </table:table-cell>
              <table:table-cell office:value-type="string">
                <text:p>6</text:p>
                <draw:g>
                  <svg:desc>Graphics.J49:Graphics.J49</svg:desc>
                </draw:g>
              </table:table-cell>
              <table:table-cell office:value-type="string">
                <text:p>8</text:p>
                <draw:g>
                  <svg:desc>Graphics.K49:Graphics.K49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Graphics.E50:Graphics.E56</svg:desc>
                </draw:g>
              </table:table-cell>
              <table:table-cell office:value-type="float" office:value="0.482005155794664">
                <text:p>0.482005155794664</text:p>
                <draw:g>
                  <svg:desc>Graphics.H50:Graphics.H56</svg:desc>
                </draw:g>
              </table:table-cell>
              <table:table-cell office:value-type="float" office:value="0.259463389323293">
                <text:p>0.259463389323293</text:p>
                <draw:g>
                  <svg:desc>Graphics.I50:Graphics.I56</svg:desc>
                </draw:g>
              </table:table-cell>
              <table:table-cell office:value-type="float" office:value="0.170896916229534">
                <text:p>0.170896916229534</text:p>
                <draw:g>
                  <svg:desc>Graphics.J50:Graphics.J56</svg:desc>
                </draw:g>
              </table:table-cell>
              <table:table-cell office:value-type="float" office:value="0.120761165026733">
                <text:p>0.120761165026733</text:p>
                <draw:g>
                  <svg:desc>Graphics.K50:Graphics.K56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22748135398739">
                <text:p>0.722748135398739</text:p>
              </table:table-cell>
              <table:table-cell office:value-type="float" office:value="0.373770398265435">
                <text:p>0.373770398265435</text:p>
              </table:table-cell>
              <table:table-cell office:value-type="float" office:value="0.230115572417185">
                <text:p>0.230115572417185</text:p>
              </table:table-cell>
              <table:table-cell office:value-type="float" office:value="0.178805000545911">
                <text:p>0.17880500054591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.15196617825911">
                <text:p>1.15196617825911</text:p>
              </table:table-cell>
              <table:table-cell office:value-type="float" office:value="0.552619881091293">
                <text:p>0.552619881091293</text:p>
              </table:table-cell>
              <table:table-cell office:value-type="float" office:value="0.379179534103473">
                <text:p>0.379179534103473</text:p>
              </table:table-cell>
              <table:table-cell office:value-type="float" office:value="0.283946211385828">
                <text:p>0.28394621138582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.71483041108484">
                <text:p>1.71483041108484</text:p>
              </table:table-cell>
              <table:table-cell office:value-type="float" office:value="0.882762452884404">
                <text:p>0.882762452884404</text:p>
              </table:table-cell>
              <table:table-cell office:value-type="float" office:value="0.579429466910745">
                <text:p>0.579429466910745</text:p>
              </table:table-cell>
              <table:table-cell office:value-type="float" office:value="0.437411013400335">
                <text:p>0.43741101340033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.45469962314343">
                <text:p>2.45469962314343</text:p>
              </table:table-cell>
              <table:table-cell office:value-type="float" office:value="1.25917102569934">
                <text:p>1.25917102569934</text:p>
              </table:table-cell>
              <table:table-cell office:value-type="float" office:value="0.843090452261307">
                <text:p>0.843090452261307</text:p>
              </table:table-cell>
              <table:table-cell office:value-type="float" office:value="0.634026728047272">
                <text:p>0.634026728047272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.26045637547986">
                <text:p>3.26045637547986</text:p>
              </table:table-cell>
              <table:table-cell office:value-type="float" office:value="1.63088260875383">
                <text:p>1.63088260875383</text:p>
              </table:table-cell>
              <table:table-cell office:value-type="float" office:value="1.09778741533362">
                <text:p>1.09778741533362</text:p>
              </table:table-cell>
              <table:table-cell office:value-type="float" office:value="0.835291678660034">
                <text:p>0.83529167866003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4.14059221907321">
                <text:p>4.14059221907321</text:p>
              </table:table-cell>
              <table:table-cell office:value-type="float" office:value="2.1417155313559">
                <text:p>2.1417155313559</text:p>
              </table:table-cell>
              <table:table-cell office:value-type="float" office:value="1.44203135415064">
                <text:p>1.44203135415064</text:p>
              </table:table-cell>
              <table:table-cell office:value-type="float" office:value="1.08331487616039">
                <text:p>1.08331487616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